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096cm"/>
    </style:style>
    <style:style style:name="Таблица2.B" style:family="table-column">
      <style:table-column-properties style:column-width="13.9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473c" officeooo:paragraph-rsid="0011473c"/>
    </style:style>
    <style:style style:name="P2" style:family="paragraph" style:parent-style-name="Standard">
      <style:text-properties officeooo:rsid="0011473c" officeooo:paragraph-rsid="0019301a"/>
    </style:style>
    <style:style style:name="P3" style:family="paragraph" style:parent-style-name="Standard">
      <style:text-properties officeooo:rsid="0011473c" officeooo:paragraph-rsid="001f0e7e"/>
    </style:style>
    <style:style style:name="P4" style:family="paragraph" style:parent-style-name="Standard">
      <style:text-properties officeooo:rsid="0011473c" officeooo:paragraph-rsid="002572e9"/>
    </style:style>
    <style:style style:name="P5" style:family="paragraph" style:parent-style-name="Standard">
      <style:text-properties officeooo:rsid="00129aa3" officeooo:paragraph-rsid="00129aa3"/>
    </style:style>
    <style:style style:name="P6" style:family="paragraph" style:parent-style-name="Standard">
      <style:text-properties officeooo:rsid="00129aa3" officeooo:paragraph-rsid="0015309d"/>
    </style:style>
    <style:style style:name="P7" style:family="paragraph" style:parent-style-name="Standard">
      <style:text-properties officeooo:rsid="0015309d" officeooo:paragraph-rsid="0015309d"/>
    </style:style>
    <style:style style:name="P8" style:family="paragraph" style:parent-style-name="Standard">
      <style:text-properties officeooo:rsid="0016bb87" officeooo:paragraph-rsid="0016bb87"/>
    </style:style>
    <style:style style:name="P9" style:family="paragraph" style:parent-style-name="Standard">
      <style:text-properties officeooo:rsid="0016bb87" officeooo:paragraph-rsid="00187ad4"/>
    </style:style>
    <style:style style:name="P10" style:family="paragraph" style:parent-style-name="Standard">
      <style:text-properties officeooo:rsid="00187ad4" officeooo:paragraph-rsid="00187ad4"/>
    </style:style>
    <style:style style:name="P11" style:family="paragraph" style:parent-style-name="Standard">
      <style:text-properties officeooo:rsid="0019301a" officeooo:paragraph-rsid="0019301a"/>
    </style:style>
    <style:style style:name="P12" style:family="paragraph" style:parent-style-name="Standard">
      <style:text-properties officeooo:rsid="0011473c" officeooo:paragraph-rsid="0011473c" fo:background-color="#dddddd"/>
    </style:style>
    <style:style style:name="P13" style:family="paragraph" style:parent-style-name="Standard">
      <style:text-properties officeooo:rsid="00129aa3" officeooo:paragraph-rsid="00129aa3" fo:background-color="#dddddd"/>
    </style:style>
    <style:style style:name="P14" style:family="paragraph" style:parent-style-name="Standard">
      <style:text-properties officeooo:rsid="0011473c" officeooo:paragraph-rsid="00129aa3" fo:background-color="transparent"/>
    </style:style>
    <style:style style:name="P15" style:family="paragraph" style:parent-style-name="Standard">
      <style:text-properties officeooo:rsid="001d1bac" officeooo:paragraph-rsid="001d1bac"/>
    </style:style>
    <style:style style:name="P16" style:family="paragraph" style:parent-style-name="Standard">
      <style:text-properties officeooo:rsid="0022e1f5" officeooo:paragraph-rsid="0022e1f5"/>
    </style:style>
    <style:style style:name="P17" style:family="paragraph" style:parent-style-name="Standard">
      <style:text-properties officeooo:rsid="0022e1f5" officeooo:paragraph-rsid="0023cabc"/>
    </style:style>
    <style:style style:name="P18" style:family="paragraph" style:parent-style-name="Standard">
      <style:text-properties officeooo:rsid="0023cabc" officeooo:paragraph-rsid="0023cabc"/>
    </style:style>
    <style:style style:name="P19" style:family="paragraph" style:parent-style-name="Standard">
      <style:text-properties officeooo:rsid="00252859" officeooo:paragraph-rsid="00252859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29aa3" officeooo:paragraph-rsid="00129aa3" style:font-weight-asian="bold" style:font-weight-complex="bold"/>
    </style:style>
    <style:style style:name="P22" style:family="paragraph" style:parent-style-name="Standard">
      <style:text-properties fo:font-weight="bold" officeooo:rsid="00252859" officeooo:paragraph-rsid="00252859" style:font-weight-asian="bold" style:font-weight-complex="bold"/>
    </style:style>
    <style:style style:name="P23" style:family="paragraph" style:parent-style-name="Standard">
      <style:text-properties fo:font-weight="bold" officeooo:rsid="00187ad4" officeooo:paragraph-rsid="00187ad4" style:font-weight-asian="bold" style:font-weight-complex="bold"/>
    </style:style>
    <style:style style:name="P24" style:family="paragraph" style:parent-style-name="Standard">
      <style:text-properties fo:font-weight="bold" officeooo:rsid="0016bb87" officeooo:paragraph-rsid="0016bb87" style:font-weight-asian="bold" style:font-weight-complex="bold"/>
    </style:style>
    <style:style style:name="P25" style:family="paragraph" style:parent-style-name="Standard">
      <style:text-properties fo:font-weight="bold" officeooo:rsid="0022e1f5" officeooo:paragraph-rsid="0023cabc" style:font-weight-asian="bold" style:font-weight-complex="bold"/>
    </style:style>
    <style:style style:name="P26" style:family="paragraph" style:parent-style-name="Standard">
      <style:text-properties fo:font-weight="bold" officeooo:rsid="0022e1f5" officeooo:paragraph-rsid="0022e1f5" style:font-weight-asian="bold" style:font-weight-complex="bold"/>
    </style:style>
    <style:style style:name="P27" style:family="paragraph" style:parent-style-name="Standard">
      <style:text-properties fo:font-weight="bold" officeooo:rsid="0023cabc" officeooo:paragraph-rsid="0023cabc" style:font-weight-asian="bold" style:font-weight-complex="bold"/>
    </style:style>
    <style:style style:name="P28" style:family="paragraph" style:parent-style-name="Standard">
      <style:text-properties fo:font-weight="bold" officeooo:rsid="0011473c" officeooo:paragraph-rsid="0011473c" style:font-weight-asian="bold" style:font-weight-complex="bold"/>
    </style:style>
    <style:style style:name="P29" style:family="paragraph" style:parent-style-name="Standard">
      <style:text-properties fo:font-weight="bold" officeooo:rsid="0019301a" officeooo:paragraph-rsid="0019301a" style:font-weight-asian="bold" style:font-weight-complex="bold"/>
    </style:style>
    <style:style style:name="P30" style:family="paragraph" style:parent-style-name="Standard">
      <style:text-properties officeooo:rsid="002572e9" officeooo:paragraph-rsid="002572e9"/>
    </style:style>
    <style:style style:name="P31" style:family="paragraph" style:parent-style-name="Table_20_Contents">
      <style:text-properties officeooo:rsid="0011473c" officeooo:paragraph-rsid="002572e9"/>
    </style:style>
    <style:style style:name="P32" style:family="paragraph" style:parent-style-name="Table_20_Contents">
      <style:text-properties officeooo:rsid="002572e9" officeooo:paragraph-rsid="002572e9"/>
    </style:style>
    <style:style style:name="P33" style:family="paragraph" style:parent-style-name="Heading_20_3">
      <style:text-properties officeooo:paragraph-rsid="00129aa3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9aa3"/>
    </style:style>
    <style:style style:name="T2" style:family="text">
      <style:text-properties officeooo:rsid="00187ad4"/>
    </style:style>
    <style:style style:name="T3" style:family="text">
      <style:text-properties officeooo:rsid="0019301a"/>
    </style:style>
    <style:style style:name="T4" style:family="text">
      <style:text-properties officeooo:rsid="001f0e7e"/>
    </style:style>
    <style:style style:name="T5" style:family="text">
      <style:text-properties officeooo:rsid="0020f3d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11_639957644"/><text:bookmark-end text:name="__RefHeading___Toc111_639957644"/></text:h>
      <text:table-of-content text:style-name="Sect1" text:protected="true" text:name="Оглавление1">
        <text:table-of-content-source text:outline-level="10">
          <text:index-title-template text:style-name="Contents_20_Heading">Контакты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Контакты</text:p>
          </text:index-title>
          <text:p text:style-name="P34"><text:a xlink:type="simple" xlink:href="#__RefHeading___Toc240_639957644" text:style-name="Index_20_Link" text:visited-style-name="Index_20_Link">Структура данных контакта<text:tab/>1</text:a></text:p>
          <text:p text:style-name="P34"><text:a xlink:type="simple" xlink:href="#__RefHeading___Toc113_639957644" text:style-name="Index_20_Link" text:visited-style-name="Index_20_Link">Получение списка контактов<text:tab/>1</text:a></text:p>
          <text:p text:style-name="P34"><text:a xlink:type="simple" xlink:href="#__RefHeading___Toc115_639957644" text:style-name="Index_20_Link" text:visited-style-name="Index_20_Link">Получение данных о контакте<text:tab/>2</text:a></text:p>
          <text:p text:style-name="P34"><text:a xlink:type="simple" xlink:href="#__RefHeading___Toc117_639957644" text:style-name="Index_20_Link" text:visited-style-name="Index_20_Link">Добавление контакта<text:tab/>2</text:a></text:p>
          <text:p text:style-name="P34"><text:a xlink:type="simple" xlink:href="#__RefHeading___Toc119_639957644" text:style-name="Index_20_Link" text:visited-style-name="Index_20_Link">Редактирование данных контакта<text:tab/>3</text:a></text:p>
          <text:p text:style-name="P34"><text:a xlink:type="simple" xlink:href="#__RefHeading___Toc121_639957644" text:style-name="Index_20_Link" text:visited-style-name="Index_20_Link">Удаление контакта<text:tab/>3</text:a></text:p>
          <text:p text:style-name="P34"><text:a xlink:type="simple" xlink:href="#__RefHeading___Toc123_639957644" text:style-name="Index_20_Link" text:visited-style-name="Index_20_Link">Добавление номера для контакта<text:tab/>3</text:a></text:p>
          <text:p text:style-name="P34"><text:a xlink:type="simple" xlink:href="#__RefHeading___Toc125_639957644" text:style-name="Index_20_Link" text:visited-style-name="Index_20_Link">Удаление номера контакта<text:tab/>4</text:a></text:p>
          <text:p text:style-name="P34"><text:a xlink:type="simple" xlink:href="#__RefHeading___Toc127_639957644" text:style-name="Index_20_Link" text:visited-style-name="Index_20_Link">Изменение номеров у контакта<text:tab/>4</text:a></text:p>
        </text:index-body>
      </text:table-of-content>
      <text:p text:style-name="P1"/>
      <text:p text:style-name="P15">Сервис реализует телефонную книгу: введение данных о контакте (ФИО, комментарий, номера телефонов). <text:span text:style-name="T4">Сервис предоставляет API по HTTP протоколу.</text:span></text:p>
      <text:p text:style-name="P1"/>
      <text:h text:style-name="Heading_20_3" text:outline-level="3"><text:bookmark-start text:name="__RefHeading___Toc240_639957644"/>Структура данных контакта<text:bookmark-end text:name="__RefHeading___Toc240_639957644"/></text:h>
      <text:p text:style-name="P3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">Поле</text:p>
          </table:table-cell>
          <table:table-cell table:style-name="Таблица1.B1" office:value-type="string">
            <text:p text:style-name="P31">Описание</text:p>
          </table:table-cell>
        </table:table-row>
        <table:table-row>
          <table:table-cell table:style-name="Таблица1.A2" office:value-type="string">
            <text:p text:style-name="P31">id</text:p>
          </table:table-cell>
          <table:table-cell table:style-name="Таблица1.B2" office:value-type="string">
            <text:p text:style-name="P31">Идентификатор контакта (число)</text:p>
          </table:table-cell>
        </table:table-row>
        <table:table-row>
          <table:table-cell table:style-name="Таблица1.A2" office:value-type="string">
            <text:p text:style-name="P31">lastName</text:p>
          </table:table-cell>
          <table:table-cell table:style-name="Таблица1.B2" office:value-type="string">
            <text:p text:style-name="P31">Фамилия</text:p>
          </table:table-cell>
        </table:table-row>
        <table:table-row>
          <table:table-cell table:style-name="Таблица1.A2" office:value-type="string">
            <text:p text:style-name="P31">firstName</text:p>
          </table:table-cell>
          <table:table-cell table:style-name="Таблица1.B2" office:value-type="string">
            <text:p text:style-name="P31">Имя</text:p>
          </table:table-cell>
        </table:table-row>
        <table:table-row>
          <table:table-cell table:style-name="Таблица1.A2" office:value-type="string">
            <text:p text:style-name="P31">middleName</text:p>
          </table:table-cell>
          <table:table-cell table:style-name="Таблица1.B2" office:value-type="string">
            <text:p text:style-name="P31">Отчество</text:p>
          </table:table-cell>
        </table:table-row>
        <table:table-row>
          <table:table-cell table:style-name="Таблица1.A2" office:value-type="string">
            <text:p text:style-name="P31">comment</text:p>
          </table:table-cell>
          <table:table-cell table:style-name="Таблица1.B2" office:value-type="string">
            <text:p text:style-name="P31">Комментарий к контакту</text:p>
          </table:table-cell>
        </table:table-row>
        <table:table-row>
          <table:table-cell table:style-name="Таблица1.A2" office:value-type="string">
            <text:p text:style-name="P31">phones</text:p>
          </table:table-cell>
          <table:table-cell table:style-name="Таблица1.B2" office:value-type="string">
            <text:p text:style-name="P31">Набор телефонов <text:span text:style-name="T5">(строка)</text:span></text:p>
          </table:table-cell>
        </table:table-row>
      </table:table>
      <text:p text:style-name="P4"/>
      <text:h text:style-name="Heading_20_3" text:outline-level="3"><text:bookmark-start text:name="__RefHeading___Toc113_639957644"/><text:span text:style-name="T1">П</text:span>олучение списка контактов<text:bookmark-end text:name="__RefHeading___Toc113_639957644"/></text:h>
      <text:p text:style-name="P12"/>
      <text:p text:style-name="P12">GET /contacts</text:p>
      <text:p text:style-name="P1"/>
      <text:p text:style-name="P29">параметр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2">Параметр</text:p>
          </table:table-cell>
          <table:table-cell table:style-name="Таблица2.B1" office:value-type="string">
            <text:p text:style-name="P32">Описание</text:p>
          </table:table-cell>
        </table:table-row>
        <table:table-row>
          <table:table-cell table:style-name="Таблица2.A2" office:value-type="string">
            <text:p text:style-name="P11">lastName</text:p>
          </table:table-cell>
          <table:table-cell table:style-name="Таблица2.B2" office:value-type="string">
            <text:p text:style-name="P11">поиск по фамилии (по шаблону like value%)</text:p>
          </table:table-cell>
        </table:table-row>
        <table:table-row>
          <table:table-cell table:style-name="Таблица2.A2" office:value-type="string">
            <text:p text:style-name="P11">firstName</text:p>
          </table:table-cell>
          <table:table-cell table:style-name="Таблица2.B2" office:value-type="string">
            <text:p text:style-name="P11">поиск по имени контакта (шаблон like value%)</text:p>
          </table:table-cell>
        </table:table-row>
      </table:table>
      <text:p text:style-name="P11"/>
      <text:p text:style-name="P2"/>
      <text:p text:style-name="P28">пример</text:p>
      <text:p text:style-name="P1"/>
      <text:p text:style-name="P14">curl <text:span text:style-name="T1">http://localhost:8080/contacts</text:span></text:p>
      <text:p text:style-name="P1"/>
      <text:p text:style-name="P28">ответ</text:p>
      <text:p text:style-name="P1"/>
      <text:p text:style-name="P1">[</text:p>
      <text:p text:style-name="P1"><text:soft-page-break/><text:s text:c="2"/>{</text:p>
      <text:p text:style-name="P1"><text:s text:c="4"/>"id": 1,</text:p>
      <text:p text:style-name="P1"><text:s text:c="4"/>"lastName": "Stalone",</text:p>
      <text:p text:style-name="P1"><text:s text:c="4"/>"firstName": "Silvester",</text:p>
      <text:p text:style-name="P1"><text:s text:c="4"/>"middleName": null,</text:p>
      <text:p text:style-name="P1"><text:s text:c="4"/>"comment": "rockie",</text:p>
      <text:p text:style-name="P1"><text:s text:c="4"/>"phones": [</text:p>
      <text:p text:style-name="P3"><text:s text:c="6"/>"12334009", "<text:span text:style-name="T4">XXXXX</text:span>"</text:p>
      <text:p text:style-name="P1"><text:s text:c="4"/>]</text:p>
      <text:p text:style-name="P1"><text:s text:c="2"/>}</text:p>
      <text:p text:style-name="P1">]</text:p>
      <text:p text:style-name="P1"/>
      <text:h text:style-name="Heading_20_3" text:outline-level="3"><text:bookmark-start text:name="__RefHeading___Toc115_639957644"/>Получение данных о контакте<text:bookmark-end text:name="__RefHeading___Toc115_639957644"/></text:h>
      <text:p text:style-name="P5"/>
      <text:p text:style-name="P13">GET /contacts/{id}</text:p>
      <text:p text:style-name="P5"/>
      <text:p text:style-name="P5"><text:bookmark-start text:name="__DdeLink__2_639957644"/>id — идентификатор контакта<text:bookmark-end text:name="__DdeLink__2_639957644"/></text:p>
      <text:p text:style-name="P5"/>
      <text:p text:style-name="P21">пример</text:p>
      <text:p text:style-name="P5"/>
      <text:p text:style-name="P5">curl http://localhost:8080/contacts/1</text:p>
      <text:p text:style-name="P5"/>
      <text:p text:style-name="P27">ответ</text:p>
      <text:p text:style-name="P18"/>
      <text:p text:style-name="P18">{</text:p>
      <text:p text:style-name="P18"><text:s text:c="2"/>"id": 5,</text:p>
      <text:p text:style-name="P18"><text:s text:c="2"/>"lastName": "Schwarzenegger",</text:p>
      <text:p text:style-name="P18"><text:s text:c="2"/>"firstName": "Arnold",</text:p>
      <text:p text:style-name="P18"><text:s text:c="2"/>"middleName": "S",</text:p>
      <text:p text:style-name="P18"><text:s text:c="2"/>"comment": "terminator",</text:p>
      <text:p text:style-name="P18"><text:s text:c="2"/>"phones": [</text:p>
      <text:p text:style-name="P18"><text:s text:c="4"/>"00112233"</text:p>
      <text:p text:style-name="P18"><text:s text:c="2"/>]</text:p>
      <text:p text:style-name="P18">}</text:p>
      <text:p text:style-name="P5"/>
      <text:h text:style-name="Heading_20_3" text:outline-level="3"><text:bookmark-start text:name="__RefHeading___Toc117_639957644"/>Добавление контакта<text:bookmark-end text:name="__RefHeading___Toc117_639957644"/></text:h>
      <text:p text:style-name="P5"/>
      <text:p text:style-name="P13">POST /contacts</text:p>
      <text:p text:style-name="P5"/>
      <text:p text:style-name="P21">пример</text:p>
      <text:p text:style-name="P5"/>
      <text:p text:style-name="P7">curl -H "Content-Type: application/json" -X POST -d '{"lastName": "Schwarzenegger","firstName": "Arnold","middleName": "S","comment": "terminator", "phones": ["00112233"]}' http://localhost:8080/contacts</text:p>
      <text:p text:style-name="Standard"/>
      <text:p text:style-name="P26">ответ</text:p>
      <text:p text:style-name="P16"/>
      <text:p text:style-name="P18">{</text:p>
      <text:p text:style-name="P18"><text:s text:c="2"/>"id": 5,</text:p>
      <text:p text:style-name="P18"><text:s text:c="2"/>"lastName": "Schwarzenegger",</text:p>
      <text:p text:style-name="P18"><text:soft-page-break/><text:s text:c="2"/>"firstName": "Arnold",</text:p>
      <text:p text:style-name="P18"><text:s text:c="2"/>"middleName": "S",</text:p>
      <text:p text:style-name="P18"><text:s text:c="2"/>"comment": "terminator",</text:p>
      <text:p text:style-name="P18"><text:s text:c="2"/>"phones": [</text:p>
      <text:p text:style-name="P18"><text:s text:c="4"/>"00112233"</text:p>
      <text:p text:style-name="P18"><text:s text:c="2"/>]</text:p>
      <text:p text:style-name="P18">}</text:p>
      <text:p text:style-name="P16"/>
      <text:h text:style-name="Heading_20_3" text:outline-level="3"><text:bookmark-start text:name="__RefHeading___Toc119_639957644"/>Редактирование данных контакта<text:bookmark-end text:name="__RefHeading___Toc119_639957644"/></text:h>
      <text:p text:style-name="P5"/>
      <text:p text:style-name="P13">PUT /contacts/{id}</text:p>
      <text:p text:style-name="P5"/>
      <text:p text:style-name="P6">id — идентификатор контакта</text:p>
      <text:p text:style-name="P6"/>
      <text:p text:style-name="P21">пример</text:p>
      <text:p text:style-name="P5"/>
      <text:p text:style-name="P8">curl -H "Content-Type: application/json" -X PUT -d '{"lastName": "Schwarzenegger","firstName": "Arnold","middleName": "S","comment": "", "phones": ["11223344"]}' http://localhost:8080/contacts/3</text:p>
      <text:p text:style-name="P5"/>
      <text:p text:style-name="P25">ответ</text:p>
      <text:p text:style-name="P17"/>
      <text:p text:style-name="P18">{</text:p>
      <text:p text:style-name="P18"><text:s text:c="2"/>"id": 3,</text:p>
      <text:p text:style-name="P18"><text:s text:c="2"/>"lastName": "Schwarzenegger",</text:p>
      <text:p text:style-name="P18"><text:s text:c="2"/>"firstName": "Arnold",</text:p>
      <text:p text:style-name="P18"><text:s text:c="2"/>"middleName": "S",</text:p>
      <text:p text:style-name="P18"><text:s text:c="2"/>"comment": "terminator",</text:p>
      <text:p text:style-name="P18"><text:s text:c="2"/>"phones": [</text:p>
      <text:p text:style-name="P18"><text:s text:c="4"/>"00112233"</text:p>
      <text:p text:style-name="P18"><text:s text:c="2"/>]</text:p>
      <text:p text:style-name="P18">}</text:p>
      <text:p text:style-name="P18"/>
      <text:h text:style-name="Heading_20_3" text:outline-level="3"><text:bookmark-start text:name="__RefHeading___Toc121_639957644"/>Удаление контакта<text:bookmark-end text:name="__RefHeading___Toc121_639957644"/></text:h>
      <text:p text:style-name="P5"/>
      <text:p text:style-name="P13"><text:span text:style-name="T3">DELETE</text:span> /contacts/{id}</text:p>
      <text:p text:style-name="P5"/>
      <text:p text:style-name="P6">id — идентификатор контакта</text:p>
      <text:p text:style-name="P6"/>
      <text:p text:style-name="P21">пример</text:p>
      <text:p text:style-name="P5"/>
      <text:p text:style-name="P8">curl -X DELETE http://localhost:8080/contacts/3</text:p>
      <text:p text:style-name="P5"/>
      <text:p text:style-name="P24">ответ</text:p>
      <text:p text:style-name="P8"/>
      <text:p text:style-name="P9"><text:span text:style-name="T2">status</text:span> 204 — успех при удалении</text:p>
      <text:p text:style-name="P8"/>
      <text:h text:style-name="Heading_20_3" text:outline-level="3"><text:bookmark-start text:name="__RefHeading___Toc123_639957644"/>Добавление номера для контакта<text:bookmark-end text:name="__RefHeading___Toc123_639957644"/></text:h>
      <text:p text:style-name="P5"/>
      <text:p text:style-name="P13"><text:soft-page-break/>POST /contacts/{id}/phones</text:p>
      <text:p text:style-name="P5"/>
      <text:p text:style-name="P6">id — идентификатор контакта</text:p>
      <text:p text:style-name="P10">phone — номер (form-data parameter)</text:p>
      <text:p text:style-name="P6"/>
      <text:p text:style-name="P21">пример</text:p>
      <text:p text:style-name="P5"/>
      <text:p text:style-name="P10">curl -X POST -F phone=1234567 http://localhost:8080/contacts/4/phones</text:p>
      <text:p text:style-name="P22">ответ</text:p>
      <text:p text:style-name="P19"/>
      <text:p text:style-name="P19">status 200 — успешное добавление номера</text:p>
      <text:p text:style-name="P10"/>
      <text:h text:style-name="P33" text:outline-level="3"><text:bookmark-start text:name="__RefHeading___Toc125_639957644"/>Удаление номера контакта<text:bookmark-end text:name="__RefHeading___Toc125_639957644"/></text:h>
      <text:p text:style-name="P5"/>
      <text:p text:style-name="P13"><text:span text:style-name="T3">DELETE</text:span> /contacts/{id}/phones/{phone}</text:p>
      <text:p text:style-name="P5"/>
      <text:p text:style-name="P6">id — идентификатор контакта</text:p>
      <text:p text:style-name="P7">phone — удаляемый номер</text:p>
      <text:p text:style-name="P6"/>
      <text:p text:style-name="P21">пример</text:p>
      <text:p text:style-name="P5"/>
      <text:p text:style-name="P10">curl -X DELETE http://localhost:8080/contacts/4/phones/12345678</text:p>
      <text:p text:style-name="P5"/>
      <text:p text:style-name="P23">ответ</text:p>
      <text:p text:style-name="P10"/>
      <text:p text:style-name="P10">status 204 — успех при удалении</text:p>
      <text:p text:style-name="P5"/>
      <text:h text:style-name="Heading_20_3" text:outline-level="3"><text:bookmark-start text:name="__RefHeading___Toc127_639957644"/>Изменение номеров у контакта<text:bookmark-end text:name="__RefHeading___Toc127_639957644"/></text:h>
      <text:p text:style-name="P5"/>
      <text:p text:style-name="P13">PUT /contacts/{id}/phones</text:p>
      <text:p text:style-name="P5"/>
      <text:p text:style-name="P6">id — идентификатор контакта</text:p>
      <text:p text:style-name="P11">phones — набор номеров</text:p>
      <text:p text:style-name="P6"/>
      <text:p text:style-name="P20">пример</text:p>
      <text:p text:style-name="P5"/>
      <text:p text:style-name="P11"><text:s/>curl -X PUT -H "Content-Type: application/x-www-form-urlencoded" -d "phones=1234567&amp;phones=0000000&amp;phones=XXXXXX" http://localhost:8080/contacts/4/phones</text:p>
      <text:p text:style-name="P5"/>
      <text:p text:style-name="P22">ответ</text:p>
      <text:p text:style-name="P19"/>
      <text:p text:style-name="P19">status 200 — успешное изменение номеров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8:47:51.841590024</meta:creation-date>
    <dc:date>2017-02-08T10:26:29.725066504</dc:date>
    <meta:editing-duration>PT34M21S</meta:editing-duration>
    <meta:editing-cycles>13</meta:editing-cycles>
    <meta:generator>LibreOffice/5.1.4.2$Linux_X86_64 LibreOffice_project/10m0$Build-2</meta:generator>
    <meta:document-statistic meta:table-count="2" meta:image-count="0" meta:object-count="0" meta:page-count="4" meta:paragraph-count="128" meta:word-count="327" meta:character-count="2935" meta:non-whitespace-character-count="2630"/>
  </office:meta>
</office:document-meta>
</file>